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font-size-asian="10.5pt" style:font-size-complex="12pt"/>
    </style:style>
    <style:style style:name="P9" style:family="paragraph" style:parent-style-name="Standard" style:list-style-name="L2">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Project Description</text:span></text:p>
      <text:p text:style-name="P2"/>
      <text:p text:style-name="P3">The project QoS and QoE was about monitoring of the user experience . With this application you could monitor your system for different services like HTTP, DNS, ICMP in a very user friendly UI .</text:p>
      <text:p text:style-name="P3"/>
      <text:p text:style-name="P3">The project is divided into two parts :</text:p>
      <text:p text:style-name="P3"/>
      <text:list xml:id="list4812042081" text:style-name="L1">
        <text:list-item>
          <text:p text:style-name="P8">Central Server(CS)</text:p>
        </text:list-item>
        <text:list-item>
          <text:p text:style-name="P8">Client (probe)</text:p>
        </text:list-item>
      </text:list>
      <text:p text:style-name="P4"/>
      <text:p text:style-name="P5">Central Server</text:p>
      <text:p text:style-name="P5"/>
      <text:p text:style-name="P7">The application is made in django –version 1.6.5 .Central Server has the central database and receives requests from various system registered in the database.It List all the registered System(Probes) and various services running against it.</text:p>
      <text:p text:style-name="P7"/>
      <text:p text:style-name="P6">Folders Explained</text:p>
      <text:p text:style-name="P6"/>
      <text:list xml:id="list1116741372" text:style-name="L2">
        <text:list-item>
          <text:p text:style-name="P9">API – <text:span text:style-name="T2">This folder contains all files related to communication . It has files which will help in communication requesst from client to server. The framework used for it is Django REST-FRAMEWORK.Urls.py is the file which has all necessary urls(end-points) and views.py has all views related to handling of request.</text:span></text:p>
        </text:list-item>
        <text:list-item>
          <text:p text:style-name="P9">CS – <text:span text:style-name="T2">This is django main project folder . To make any tweaks with overall configuration it can be done by settings.py file. Url.py file list all url available for different application.</text:span></text:p>
        </text:list-item>
        <text:list-item>
          <text:p text:style-name="P9">Nocout – <text:span text:style-name="T2">This is the application which deals with the UI. It has models defined in models.py which contains all tables names and its attributes details.</text:span></text:p>
        </text:list-item>
      </text:list>
      <text:p text:style-name="P7"/>
      <text:p text:style-name="P7">Necessary Templates and static files CSS,JSS can be found in their respective folders.</text:p>
      <text:p text:style-name="P7"/>
      <text:p text:style-name="P5">Client Side(probe)</text:p>
      <text:p text:style-name="P7"/>
      <text:p text:style-name="P7">This folder contains all files which which are to be run on client. <text:s/>At client you have to set up a database we have provided with readme.txt file which will provide an easy way of doing it . </text:p>
      <text:p text:style-name="P7"><text:span text:style-name="T3">For Installation</text:span></text:p>
      <text:p text:style-name="P7"><text:span text:style-name="T3"/></text:p>
      <text:list xml:id="list1564759562" text:style-name="L3">
        <text:list-item>
          <text:p text:style-name="P11">Run install.sh which is a Bash script which will install all Nagios dependencies and files.</text:p>
        </text:list-item>
        <text:list-item>
          <text:p text:style-name="P11">Run run_loop.py which is a script which will populate all data at the client database.</text:p>
        </text:list-item>
        <text:list-item>
          <text:p text:style-name="P11">Run MASTER.py which will send all data to central server.</text:p>
        </text:list-item>
      </text:list>
      <text:p text:style-name="P7">Script folder contains all important python files for communication and running of services on the client.</text:p>
      <text:p text:style-name="P7"/>
      <text:p text:style-name="P5">Working Methodology</text:p>
      <text:p text:style-name="P5"/>
      <text:p text:style-name="P7">To set up and get everting running do the following.</text:p>
      <text:p text:style-name="P7"/>
      <text:p text:style-name="P5">On client side</text:p>
      <text:p text:style-name="P7"/>
      <text:list xml:id="list320676887" text:style-name="L4">
        <text:list-item>
          <text:p text:style-name="P12">Download all requirements listed on readme.txt file.</text:p>
        </text:list-item>
        <text:list-item>
          <text:p text:style-name="P12">Set up the database by following the procedure in readme.txt</text:p>
        </text:list-item>
        <text:list-item>
          <text:p text:style-name="P12">Now edit configuration file config.py listed in script folder. <text:s/></text:p>
        </text:list-item>
        <text:list-item>
          <text:p text:style-name="P12">Run install.sh this will install all nagios dependencies.</text:p>
        </text:list-item>
        <text:list-item>
          <text:p text:style-name="P12"><text:soft-page-break/>Finally run run_loop.py and MASTER.py in script folder. </text:p>
        </text:list-item>
      </text:list>
      <text:p text:style-name="P5"/>
      <text:p text:style-name="P5">On Server Side</text:p>
      <text:p text:style-name="P7"/>
      <text:list xml:id="list83187576" text:style-name="L5">
        <text:list-item>
          <text:list>
            <text:list-item>
              <text:list>
                <text:list-item>
                  <text:p text:style-name="P13">Install Rest_Framework of Django using pip .</text:p>
                </text:list-item>
                <text:list-item>
                  <text:p text:style-name="P13">Install Django.</text:p>
                </text:list-item>
                <text:list-item>
                  <text:p text:style-name="P13">Create Schema and do database setting using settings.py file.</text:p>
                </text:list-item>
                <text:list-item>
                  <text:p text:style-name="P13">Run ./manage syncdb (To create Table and <text:s/>create database)</text:p>
                </text:list-item>
                <text:list-item>
                  <text:p text:style-name="P13">Run ./manage runserver ---(IP address to Host the application)</text:p>
                </text:list-item>
                <text:list-item>
                  <text:p text:style-name="P13">Go to the hosted IP and add the probe(system) to monitor.</text:p>
                </text:list-item>
                <text:list-item>
                  <text:p text:style-name="P13">Go to the Probe Configuration and update probe configuration.</text:p>
                </text:list-item>
              </text:list>
            </text:list-item>
          </text:list>
        </text:list-item>
      </text:list>
      <text:p text:style-name="P7"/>
      <text:p text:style-name="P7"/>
      <text:p text:style-name="P7">If everything goes well <text:s/>you would be able to see all probes listed and their performance after sometime.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ri007 </meta:initial-creator>
    <meta:creation-date>2014-07-10T14:54:33</meta:creation-date>
    <dc:date>2014-07-10T19:21:53</dc:date>
    <dc:creator>johri007 </dc:creator>
    <meta:editing-duration>PT19M51S</meta:editing-duration>
    <meta:editing-cycles>3</meta:editing-cycles>
    <meta:generator>LibreOffice/3.5$Linux_x86 LibreOffice_project/350m1$Build-2</meta:generator>
    <meta:document-statistic meta:table-count="0" meta:image-count="0" meta:object-count="0" meta:page-count="2" meta:paragraph-count="36" meta:word-count="462" meta:character-count="2745" meta:non-whitespace-character-count="2331"/>
  </office:meta>
</office:document-meta>
</file>